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r7" style:family="presentation" style:parent-style-name="slajd_5f_wzorzec.-notes" style:list-style-name="L1">
      <style:graphic-properties draw:fill-color="#ffffff" draw:auto-grow-height="true" fo:min-height="13.365cm"/>
    </style:style>
    <style:style style:name="pr8"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align="start" fo:text-indent="0cm"/>
      <style:text-properties style:use-window-font-color="true" fo:font-family="'Times New Roman'" style:font-family-generic="roman" style:font-pitch="variable"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P5" style:family="paragraph">
      <style:paragraph-properties fo:margin-left="1.2cm" fo:margin-right="0cm" fo:text-indent="-0.6cm"/>
      <style:text-properties fo:font-size="54pt" style:font-size-asian="54pt" style:font-size-complex="54pt"/>
    </style:style>
    <style:style style:name="P6" style:family="paragraph">
      <style:paragraph-properties fo:margin-left="0cm" fo:margin-right="0cm" fo:text-align="start" fo:text-indent="0cm"/>
      <style:text-properties style:use-window-font-color="true" fo:font-family="'Times New Roman'" style:font-family-generic="roman" style:font-pitch="variable" fo:font-size="54pt" fo:font-weight="bold" style:font-size-asian="54pt" style:font-size-complex="54pt"/>
    </style:style>
    <style:style style:name="P7" style:family="paragraph">
      <style:paragraph-properties fo:margin-left="1.2cm" fo:margin-right="0cm" fo:text-align="start" fo:text-indent="-0.6cm"/>
      <style:text-properties style:use-window-font-color="true" fo:font-family="'Times New Roman'" style:font-family-generic="roman" style:font-pitch="variable" fo:font-size="54pt" fo:font-weight="bold" style:font-size-asian="54pt" style:font-size-complex="54pt"/>
    </style:style>
    <style:style style:name="T1" style:family="text">
      <style:text-properties style:use-window-font-color="true" fo:font-family="'Arial Black'" style:font-family-generic="swiss" style:font-pitch="variable" fo:font-size="60pt" fo:language="pl" fo:country="PL" fo:font-weight="bold" style:font-size-asian="60pt" style:language-asian="pl" style:country-asian="PL" style:font-size-complex="60pt" style:language-complex="pl" style:country-complex="PL"/>
    </style:style>
    <style:style style:name="T2" style:family="text">
      <style:text-properties style:use-window-font-color="true" fo:font-family="'Arial Black'" style:font-family-generic="swiss" style:font-pitch="variable" fo:font-size="54pt" fo:language="pl" fo:country="PL" fo:font-weight="bold" style:font-size-asian="54pt" style:language-asian="pl" style:country-asian="PL" style:font-size-complex="54pt" style:language-complex="pl" style:country-complex="PL"/>
    </style:style>
    <style:style style:name="T3" style:family="text">
      <style:text-properties fo:color="#ffffff" fo:font-family="'Arial Black'" style:font-family-generic="swiss" style:font-pitch="variable" fo:font-size="54pt" fo:language="pl" fo:country="PL" fo:font-weight="bold" style:font-size-asian="54pt" style:language-asian="pl" style:country-asian="PL" style:font-size-complex="54pt" style:language-complex="pl" style:country-complex="P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1. Jak piękne jest</text:span></text:p>
            <text:p text:style-name="P1"><text:span text:style-name="T1">mieszkanie Twe,</text:span></text:p>
            <text:p text:style-name="P1"><text:span text:style-name="T1">o Wszechmogący</text:span></text:p>
            <text:p text:style-name="P1"><text:span text:style-name="T1">Bo dusza ma</text:span></text:p>
            <text:p text:style-name="P1"><text:span text:style-name="T1">za Tobą tęskni wciąż</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2" draw:layer="layout" svg:width="28cm" svg:height="21cm" svg:x="-0.001cm" svg:y="-0.002cm" presentation:class="subtitle" presentation:user-transformed="true">
          <draw:text-box>
            <text:p text:style-name="P1"><text:span text:style-name="T1">Tu serce me</text:span></text:p>
            <text:p text:style-name="P1"><text:span text:style-name="T1">szczęśliwe jest</text:span></text:p>
            <text:p text:style-name="P1"><text:span text:style-name="T1">w Twej obecności</text:span></text:p>
            <text:p text:style-name="P1"><text:span text:style-name="T1">Więc śpiewam Ci</text:span></text:p>
            <text:p text:style-name="P1"><text:span text:style-name="T1">w cieniu</text:span></text:p>
            <text:p text:style-name="P1"><text:span text:style-name="T1">skrzydeł Twych</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6" draw:layer="layout" svg:width="28cm" svg:height="21cm" svg:x="0cm" svg:y="0.002cm" presentation:class="subtitle" presentation:user-transformed="true">
          <draw:text-box>
            <text:p text:style-name="P5"><text:span text:style-name="T2">ref. Lepszy jeden dzień</text:span></text:p>
            <text:p text:style-name="P5"><text:span text:style-name="T2">w przedsionkach Twych</text:span></text:p>
            <text:p text:style-name="P5"><text:span text:style-name="T2">Lepszy jeden dzień</text:span></text:p>
            <text:p text:style-name="P5"><text:span text:style-name="T2">w mieszkaniu Twym</text:span></text:p>
            <text:p text:style-name="P5"><text:span text:style-name="T3">Lepszy jeden dzień</text:span></text:p>
            <text:p text:style-name="P5"><text:span text:style-name="T3">w przedsionkach Twych</text:span></text:p>
            <text:p text:style-name="P5"><text:span text:style-name="T3">Niż tysiąc innych /x2</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2. O pozwól mi</text:span></text:p>
            <text:p text:style-name="P1"><text:span text:style-name="T1">oglądać dziś</text:span></text:p>
            <text:p text:style-name="P1"><text:span text:style-name="T1">Twoje piękno</text:span></text:p>
            <text:p text:style-name="P1"><text:span text:style-name="T1">I znaleźć Cię</text:span></text:p>
            <text:p text:style-name="P1"><text:span text:style-name="T1">w miejscu</text:span></text:p>
            <text:p text:style-name="P1"><text:span text:style-name="T1">chwały Twej /x2</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office:forms form:automatic-focus="false" form:apply-design-mode="false"/>
        <draw:frame presentation:style-name="pr1" draw:text-style-name="P7" draw:layer="layout" svg:width="28cm" svg:height="21cm" svg:x="0cm" svg:y="0.002cm" presentation:class="subtitle" presentation:user-transformed="true">
          <draw:text-box>
            <text:p text:style-name="P5"><text:span text:style-name="T2">ref. Lepszy jeden dzień</text:span></text:p>
            <text:p text:style-name="P5"><text:span text:style-name="T2">w przedsionkach Twych</text:span></text:p>
            <text:p text:style-name="P5"><text:span text:style-name="T2">Lepszy jeden dzień</text:span></text:p>
            <text:p text:style-name="P5"><text:span text:style-name="T2">w mieszkaniu Twym</text:span></text:p>
            <text:p text:style-name="P5"><text:span text:style-name="T3">Lepszy jeden dzień</text:span></text:p>
            <text:p text:style-name="P5"><text:span text:style-name="T3">w przedsionkach Twych</text:span></text:p>
            <text:p text:style-name="P5"><text:span text:style-name="T3">Niż tysiąc innych /x2</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slajd_5f_wzorzec." presentation:presentation-page-layout-name="AL1T0">
        <office:forms form:automatic-focus="false" form:apply-design-mode="false"/>
        <draw:frame presentation:style-name="pr1" draw:text-style-name="P2" draw:layer="layout" svg:width="28cm" svg:height="21.473cm" svg:x="0cm" svg:y="-0.237cm" presentation:class="subtitle" presentation:user-transformed="true">
          <draw:text-box>
            <text:p text:style-name="P1"><text:span text:style-name="T2">3. Me serce woła wciąż</text:span></text:p>
            <text:p text:style-name="P1"><text:span text:style-name="T2">do Ciebie, Boże mój</text:span></text:p>
            <text:p text:style-name="P1"><text:span text:style-name="T2">Twój Duch jest</text:span></text:p>
            <text:p text:style-name="P1"><text:span text:style-name="T3">wodą duszy mej</text:span></text:p>
            <text:p text:style-name="P1"><text:span text:style-name="T3">Smakować Ciebie chcę.</text:span></text:p>
            <text:p text:style-name="P1"><text:span text:style-name="T3">Przyjdź znowu, pragnę Cię</text:span></text:p>
            <text:p text:style-name="P1"><text:span text:style-name="T3">Podchodzę blisko tak,</text:span></text:p>
            <text:p text:style-name="P1"><text:span text:style-name="T3">Podchodzę blisko tak...</text:span></text:p>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slajd_5f_wzorzec." presentation:presentation-page-layout-name="AL1T0">
        <office:forms form:automatic-focus="false" form:apply-design-mode="false"/>
        <draw:frame presentation:style-name="pr1" draw:text-style-name="P7" draw:layer="layout" svg:width="28cm" svg:height="21cm" svg:x="0cm" svg:y="0.002cm" presentation:class="subtitle" presentation:user-transformed="true">
          <draw:text-box>
            <text:p text:style-name="P5"><text:span text:style-name="T2">ref. Lepszy jeden dzień</text:span></text:p>
            <text:p text:style-name="P5"><text:span text:style-name="T2">w przedsionkach Twych</text:span></text:p>
            <text:p text:style-name="P5"><text:span text:style-name="T2">Lepszy jeden dzień</text:span></text:p>
            <text:p text:style-name="P5"><text:span text:style-name="T2">w mieszkaniu Twym</text:span></text:p>
            <text:p text:style-name="P5"><text:span text:style-name="T3">Lepszy jeden dzień</text:span></text:p>
            <text:p text:style-name="P5"><text:span text:style-name="T3">w przedsionkach Twych</text:span></text:p>
            <text:p text:style-name="P5"><text:span text:style-name="T3">Niż tysiąc innych /x2</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wzorzec.-notes" style:display-name="slajd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wzorzec.-outline1" style:display-name="slajd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style style:name="slajd_5f_wzorzec.-subtitle" style:display-name="slajd_wzorzec.-subtitle" style:family="presentation">
      <style:graphic-properties draw:stroke="none" draw:fill="none" draw:textarea-vertical-align="middle">
        <text:list-style style:name="slajd_5f_wzorzec.-subtitle" style:display-name="slajd_wzorze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title" style:display-name="slajd_wzorzec.-title" style:family="presentation">
      <style:graphic-properties draw:stroke="none" draw:fill="none" draw:textarea-vertical-align="middle">
        <text:list-style style:name="slajd_5f_wzorzec.-title" style:display-name="slajd_wzorze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slajd_5f_wzorzec.-backgroundobjects">
      <style:graphic-properties draw:stroke="none" draw:fill="none" draw:fill-color="#ffffff" draw:auto-grow-height="false" fo:min-height="1.449cm"/>
    </style:style>
    <style:style style:name="Mpr2" style:family="presentation" style:parent-style-name="slajd_5f_wzorzec.-backgroundobjects">
      <style:graphic-properties draw:stroke="none" draw:fill="none" draw:fill-color="#ffffff" draw:auto-grow-height="false" fo:min-height="1.397cm"/>
    </style:style>
    <style:style style:name="Mpr3" style:family="presentation" style:parent-style-name="slajd_5f_wzorze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M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creation-date>2006-05-06T19:24:00</meta:creation-date>
    <dc:date>2013-10-29T18:22:37.32</dc:date>
    <dc:language>en-US</dc:language>
    <meta:editing-cycles>14</meta:editing-cycles>
    <meta:editing-duration>PT3H54M44S</meta:editing-duration>
    <meta:document-statistic meta:object-count="36"/>
    <meta:user-defined meta:name="Info 1"/>
    <meta:user-defined meta:name="Info 2"/>
    <meta:user-defined meta:name="Info 3"/>
    <meta:user-defined meta:name="Info 4"/>
  </office:meta>
</office:document-meta>
</file>